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 fo:padding-left="0.508cm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1" draw:layer="layout" svg:width="0.18cm" svg:height="0.188cm" svg:x="1.029cm" svg:y="0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0.18cm" svg:height="0.188cm" svg:x="2.929cm" svg:y="3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95cm" svg:height="7.05cm" svg:x="7.227cm" svg:y="1.817cm">
          <text:p text:style-name="P2"><text:span text:style-name="T1">glideinWMS comm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029cm" svg:y="0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129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0.18cm" svg:height="0.188cm" svg:x="1.129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0.18cm" svg:height="0.188cm" svg:x="1.629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729cm" svg:y="1.0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3.367cm" svg:height="0.807cm" svg:x="1.028cm" svg:y="0.381cm">
          <text:p text:style-name="P2"><text:span text:style-name="T1">glideinFrontend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4" draw:layer="layout" svg:width="4.148cm" svg:height="0.807cm" svg:x="2.175cm" svg:y="4.283cm">
          <text:p text:style-name="P2"><text:span text:style-name="T1">glideinFrontendConfig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3.877cm" svg:height="0.807cm" svg:x="2.33cm" svg:y="5.583cm">
          <text:p text:style-name="P2"><text:span text:style-name="T1">glideinFrontendLib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4.657cm" svg:height="0.807cm" svg:x="1.883cm" svg:y="6.883cm">
          <text:p text:style-name="P2"><text:span text:style-name="T1">glideinFrontendMonitoring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6.01cm" svg:height="0.807cm" svg:x="0.717cm" svg:y="8.584cm">
          <text:p text:style-name="P2"><text:span text:style-name="T1">glideinFrontendMonitorAggregator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3.498cm" svg:height="0.807cm" svg:x="7.64cm" svg:y="2.884cm">
          <text:p text:style-name="P2"><text:span text:style-name="T1">logSupport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3.498cm" svg:height="0.807cm" svg:x="7.64cm" svg:y="5.184cm">
          <text:p text:style-name="P2"><text:span text:style-name="T1">condorExe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3.498cm" svg:height="0.807cm" svg:x="7.641cm" svg:y="3.985cm">
          <text:p text:style-name="P2"><text:span text:style-name="T1">condorMonitor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64cm" svg:y1="5.587cm" svg:x2="6.207cm" svg:y2="5.986cm" draw:start-shape="id1" draw:start-glue-point="3" draw:end-shape="id2" draw:end-glue-point="1" svg:d="m7640 5587-1433 399">
          <text:p/>
        </draw:connector>
        <draw:connector draw:style-name="gr4" draw:text-style-name="P3" draw:layer="layout" draw:type="line" svg:x1="7.641cm" svg:y1="4.388cm" svg:x2="6.207cm" svg:y2="5.986cm" draw:start-shape="id3" draw:end-shape="id2" draw:end-glue-point="1" svg:d="m7641 4388-1434 1598">
          <text:p/>
        </draw:connector>
        <draw:custom-shape draw:style-name="gr3" draw:text-style-name="P1" draw:id="id6" draw:layer="layout" svg:width="3.498cm" svg:height="0.807cm" svg:x="7.64cm" svg:y="6.484cm">
          <text:p text:style-name="P2"><text:span text:style-name="T1">xmlFormat.p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3.498cm" svg:height="0.807cm" svg:x="7.641cm" svg:y="7.785cm">
          <text:p text:style-name="P2"><text:span text:style-name="T1">timeConversion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64cm" svg:y1="5.587cm" svg:x2="6.54cm" svg:y2="7.286cm" draw:start-shape="id1" draw:start-glue-point="3" draw:end-shape="id4" draw:end-glue-point="1" svg:d="m7640 5587-1100 1699">
          <text:p/>
        </draw:connector>
        <draw:connector draw:style-name="gr4" draw:text-style-name="P3" draw:layer="layout" draw:type="line" svg:x1="7.641cm" svg:y1="8.188cm" svg:x2="6.54cm" svg:y2="7.286cm" draw:start-shape="id5" draw:start-glue-point="3" draw:end-shape="id4" draw:end-glue-point="1" svg:d="m7641 8188-1101-902">
          <text:p/>
        </draw:connector>
        <draw:connector draw:style-name="gr4" draw:text-style-name="P3" draw:layer="layout" draw:type="line" svg:x1="7.64cm" svg:y1="6.887cm" svg:x2="6.54cm" svg:y2="7.286cm" draw:start-shape="id6" draw:end-shape="id4" draw:end-glue-point="1" svg:d="m7640 6887-1100 399">
          <text:p/>
        </draw:connector>
        <draw:connector draw:style-name="gr4" draw:text-style-name="P3" draw:layer="layout" draw:type="line" svg:x1="7.641cm" svg:y1="8.188cm" svg:x2="6.727cm" svg:y2="8.987cm" draw:start-shape="id5" draw:end-shape="id7" draw:end-glue-point="1" svg:d="m7641 8188-914 799">
          <text:p/>
        </draw:connector>
        <draw:custom-shape draw:style-name="gr5" draw:text-style-name="P1" draw:id="id12" draw:layer="layout" svg:width="2.357cm" svg:height="0.807cm" svg:x="8.276cm" svg:y="10.585cm">
          <text:p text:style-name="P2"><text:span text:style-name="T1">rrd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64cm" svg:y1="3.287cm" svg:x2="4.395cm" svg:y2="0.784cm" draw:start-shape="id8" draw:start-glue-point="3" draw:end-shape="id9" draw:end-glue-point="1" svg:d="m7640 3287-3245-2503">
          <text:p/>
        </draw:connector>
        <draw:connector draw:style-name="gr6" draw:text-style-name="P3" draw:layer="layout" draw:type="line" svg:x1="3.019cm" svg:y1="3.201cm" svg:x2="2.711cm" svg:y2="1.188cm" draw:start-shape="id10" draw:start-glue-point="0" draw:end-shape="id9" draw:end-glue-point="2" svg:d="m3019 3201-308-2013">
          <text:p/>
        </draw:connector>
        <draw:connector draw:style-name="gr6" draw:text-style-name="P3" draw:layer="layout" svg:x1="0.717cm" svg:y1="8.987cm" svg:x2="1.029cm" svg:y2="0.595cm" draw:start-shape="id7" draw:start-glue-point="3" draw:end-shape="id11" draw:end-glue-point="3" svg:d="m717 8987h-501v-8392h813">
          <text:p/>
        </draw:connector>
        <draw:connector draw:style-name="gr6" draw:text-style-name="P3" draw:layer="layout" draw:type="line" svg:x1="4.211cm" svg:y1="7.69cm" svg:x2="4.207cm" svg:y2="8.559cm" draw:start-shape="id4" draw:start-glue-point="2" svg:d="m4211 7690-4 869">
          <text:p/>
        </draw:connector>
        <draw:custom-shape draw:style-name="gr7" draw:text-style-name="P1" draw:layer="layout" svg:width="5.406cm" svg:height="6.169cm" svg:x="1.504cm" svg:y="1.833cm">
          <text:p text:style-name="P2"><text:span text:style-name="T1">Shared with</text:span></text:p>
          <text:p text:style-name="P2"><text:span text:style-name="T1">Element Daem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71cm" svg:height="0.807cm" svg:x="2.152cm" svg:y="3.182cm">
          <text:p text:style-name="P2"><text:span text:style-name="T1">glideinFrontendPidLib.p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276cm" svg:y1="10.988cm" svg:x2="6.54cm" svg:y2="7.286cm" draw:start-shape="id12" draw:end-shape="id4" draw:end-glue-point="1" svg:d="m8276 10988-1736-3702">
          <text:p/>
        </draw:connector>
        <draw:connector draw:style-name="gr6" draw:text-style-name="P3" draw:layer="layout" svg:x1="1.883cm" svg:y1="7.286cm" svg:x2="1.028cm" svg:y2="0.784cm" draw:start-shape="id4" draw:start-glue-point="3" draw:end-shape="id9" draw:end-glue-point="3" svg:d="m1883 7286h-1357v-6502h502">
          <text:p/>
        </draw:connector>
        <draw:connector draw:style-name="gr6" draw:text-style-name="P3" draw:layer="layout" svg:x1="2.33cm" svg:y1="5.986cm" svg:x2="1.219cm" svg:y2="1.189cm" draw:start-shape="id2" draw:start-glue-point="3" draw:end-shape="id13" draw:end-glue-point="2" svg:d="m2330 5986h-1111v-4797">
          <text:p/>
        </draw:connector>
        <draw:connector draw:style-name="gr6" draw:text-style-name="P3" draw:layer="layout" draw:line-skew="0.052cm" svg:x1="2.175cm" svg:y1="4.686cm" svg:x2="1.719cm" svg:y2="1.189cm" draw:start-shape="id14" draw:start-glue-point="3" draw:end-shape="id15" draw:end-glue-point="2" svg:d="m2175 4686h-449v-1950h-7v-1547">
          <text:p/>
        </draw:connector>
        <draw:custom-shape draw:style-name="gr2" draw:text-style-name="P1" draw:layer="layout" svg:width="4.395cm" svg:height="2.568cm" svg:x="7.228cm" svg:y="9.204cm">
          <text:p text:style-name="P2"><text:span text:style-name="T1">External</text:span></text:p>
          <text:p text:style-name="P2"><text:span text:style-name="T1">python modu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014cm" fo:page-height="12.1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Igor Sfiligoi</meta:initial-creator>
    <meta:creation-date>2008-10-06T16:50:08</meta:creation-date>
    <dc:creator>Parag Mhashilkar</dc:creator>
    <dc:date>2010-02-28T17:37:39.75</dc:date>
    <meta:editing-cycles>6</meta:editing-cycles>
    <meta:editing-duration>PT00H41M48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